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b04" officeooo:paragraph-rsid="000e2b04"/>
    </style:style>
    <style:style style:name="P2" style:family="paragraph" style:parent-style-name="Standard">
      <style:text-properties officeooo:rsid="000e2b04" officeooo:paragraph-rsid="0023ab7d"/>
    </style:style>
    <style:style style:name="P3" style:family="paragraph" style:parent-style-name="Standard">
      <style:text-properties officeooo:rsid="00113c04" officeooo:paragraph-rsid="00113c04"/>
    </style:style>
    <style:style style:name="P4" style:family="paragraph" style:parent-style-name="Standard">
      <style:text-properties style:font-name="Liberation Serif" officeooo:rsid="0011f869" officeooo:paragraph-rsid="0011f869"/>
    </style:style>
    <style:style style:name="P5" style:family="paragraph" style:parent-style-name="Standard">
      <style:text-properties style:font-name="Liberation Serif" officeooo:rsid="0013b1ed" officeooo:paragraph-rsid="0013b1ed"/>
    </style:style>
    <style:style style:name="P6" style:family="paragraph" style:parent-style-name="Standard">
      <style:text-properties style:font-name="Liberation Serif" officeooo:rsid="0013b1ed" officeooo:paragraph-rsid="0023ab7d"/>
    </style:style>
    <style:style style:name="P7" style:family="paragraph" style:parent-style-name="Standard">
      <style:paragraph-properties fo:text-align="center" style:justify-single-word="false"/>
      <style:text-properties style:font-name="Liberation Serif" officeooo:rsid="0013b1ed" officeooo:paragraph-rsid="0013b1ed"/>
    </style:style>
    <style:style style:name="P8" style:family="paragraph" style:parent-style-name="Standard">
      <style:text-properties style:font-name="Liberation Serif" officeooo:rsid="0015067a" officeooo:paragraph-rsid="0015067a"/>
    </style:style>
    <style:style style:name="P9" style:family="paragraph" style:parent-style-name="Standard">
      <style:text-properties style:font-name="Liberation Serif" officeooo:rsid="0015067a" officeooo:paragraph-rsid="00200ab3"/>
    </style:style>
    <style:style style:name="P10" style:family="paragraph" style:parent-style-name="Standard">
      <style:text-properties style:font-name="Liberation Serif" officeooo:rsid="0015e867" officeooo:paragraph-rsid="0015e867"/>
    </style:style>
    <style:style style:name="P11" style:family="paragraph" style:parent-style-name="Standard">
      <style:text-properties style:font-name="Liberation Serif" officeooo:rsid="0015e867" officeooo:paragraph-rsid="0016b573"/>
    </style:style>
    <style:style style:name="P12" style:family="paragraph" style:parent-style-name="Standard">
      <style:text-properties style:font-name="Liberation Serif" officeooo:rsid="0016b573" officeooo:paragraph-rsid="0016b573"/>
    </style:style>
    <style:style style:name="P13" style:family="paragraph" style:parent-style-name="Standard">
      <style:text-properties style:font-name="Liberation Serif" officeooo:rsid="0019a926" officeooo:paragraph-rsid="0019a926"/>
    </style:style>
    <style:style style:name="P14" style:family="paragraph" style:parent-style-name="Standard">
      <style:text-properties style:font-name="Liberation Serif" officeooo:rsid="00182dcb" officeooo:paragraph-rsid="00182dcb"/>
    </style:style>
    <style:style style:name="P15" style:family="paragraph" style:parent-style-name="Standard">
      <style:text-properties style:font-name="Liberation Serif" officeooo:rsid="001a4497" officeooo:paragraph-rsid="001a4497"/>
    </style:style>
    <style:style style:name="P16" style:family="paragraph" style:parent-style-name="Standard">
      <style:text-properties style:font-name="Liberation Serif" officeooo:rsid="001a65ef" officeooo:paragraph-rsid="001a65ef"/>
    </style:style>
    <style:style style:name="P17" style:family="paragraph" style:parent-style-name="Standard">
      <style:text-properties style:font-name="Liberation Serif" officeooo:rsid="001acdf5" officeooo:paragraph-rsid="001acdf5"/>
    </style:style>
    <style:style style:name="P18" style:family="paragraph" style:parent-style-name="Standard">
      <style:text-properties style:font-name="Liberation Serif" officeooo:rsid="001c5320" officeooo:paragraph-rsid="001c5320"/>
    </style:style>
    <style:style style:name="P19" style:family="paragraph" style:parent-style-name="Standard">
      <style:text-properties style:font-name="Liberation Serif" officeooo:rsid="001d3585" officeooo:paragraph-rsid="001d3585"/>
    </style:style>
    <style:style style:name="P20" style:family="paragraph" style:parent-style-name="Standard">
      <style:text-properties style:font-name="Liberation Serif" officeooo:rsid="001d758a" officeooo:paragraph-rsid="001d758a"/>
    </style:style>
    <style:style style:name="P21" style:family="paragraph" style:parent-style-name="Standard">
      <style:text-properties style:font-name="Liberation Serif" officeooo:rsid="001e65a5" officeooo:paragraph-rsid="001e65a5"/>
    </style:style>
    <style:style style:name="P22" style:family="paragraph" style:parent-style-name="Standard">
      <style:text-properties style:font-name="Liberation Serif" officeooo:rsid="001e65a5" officeooo:paragraph-rsid="0021d96b"/>
    </style:style>
    <style:style style:name="P23" style:family="paragraph" style:parent-style-name="Standard">
      <style:text-properties style:font-name="Liberation Serif" officeooo:rsid="001e65a5" officeooo:paragraph-rsid="00200ab3"/>
    </style:style>
    <style:style style:name="P24" style:family="paragraph" style:parent-style-name="Standard">
      <style:text-properties style:font-name="Liberation Serif" officeooo:rsid="001e65a5" officeooo:paragraph-rsid="0027e11d"/>
    </style:style>
    <style:style style:name="P25" style:family="paragraph" style:parent-style-name="Standard">
      <style:text-properties style:font-name="Liberation Serif" officeooo:rsid="002620e7" officeooo:paragraph-rsid="0027e11d"/>
    </style:style>
    <style:style style:name="P26" style:family="paragraph" style:parent-style-name="Standard">
      <style:text-properties style:font-name="Liberation Serif" officeooo:rsid="0027e11d" officeooo:paragraph-rsid="0028f41e"/>
    </style:style>
    <style:style style:name="P27"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15067a" officeooo:paragraph-rsid="0015067a"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2c845e" officeooo:paragraph-rsid="002c845e" style:font-size-asian="14pt" style:font-weight-asian="bold" style:font-size-complex="14pt" style:font-weight-complex="bold"/>
    </style:style>
    <style:style style:name="P29"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320f47" officeooo:paragraph-rsid="00320f47" style:font-size-asian="14pt" style:font-weight-asian="bold" style:font-size-complex="14pt" style:font-weight-complex="bold"/>
    </style:style>
    <style:style style:name="P30" style:family="paragraph" style:parent-style-name="Standard">
      <style:text-properties style:font-name="Liberation Serif" fo:font-size="14pt" officeooo:rsid="002c845e" officeooo:paragraph-rsid="002c845e" style:font-size-asian="14pt" style:font-size-complex="14pt"/>
    </style:style>
    <style:style style:name="P31" style:family="paragraph" style:parent-style-name="Standard">
      <style:paragraph-properties fo:text-align="center" style:justify-single-word="false"/>
      <style:text-properties style:font-name="Liberation Serif" fo:font-size="14pt" officeooo:rsid="002c845e" officeooo:paragraph-rsid="002c845e" style:font-size-asian="14pt" style:font-size-complex="14pt"/>
    </style:style>
    <style:style style:name="P32" style:family="paragraph" style:parent-style-name="Standard">
      <style:paragraph-properties fo:text-align="start" style:justify-single-word="false"/>
      <style:text-properties style:font-name="Liberation Serif" fo:font-size="12pt" style:text-underline-style="none" fo:font-weight="normal" officeooo:rsid="002defa3" officeooo:paragraph-rsid="002defa3"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Liberation Serif" fo:font-size="12pt" style:text-underline-style="none" fo:font-weight="normal" officeooo:rsid="002defa3" officeooo:paragraph-rsid="002c845e"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style:text-underline-style="none" fo:font-weight="normal" officeooo:rsid="000a337a" officeooo:paragraph-rsid="002defa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style:text-underline-style="none" fo:font-weight="normal" officeooo:rsid="00320f47" officeooo:paragraph-rsid="00320f47"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2b04" officeooo:paragraph-rsid="000e2b04"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weight="bold" officeooo:rsid="00113c04" officeooo:paragraph-rsid="00113c04" style:font-weight-asian="bold" style:font-weight-complex="bold"/>
    </style:style>
    <style:style style:name="P3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e2b04" officeooo:paragraph-rsid="000e2b04" style:font-size-asian="14pt" style:font-weight-asian="bold" style:font-size-complex="14pt" style:font-weight-complex="bold"/>
    </style:style>
    <style:style style:name="P39" style:family="paragraph" style:parent-style-name="Standard">
      <style:text-properties officeooo:rsid="0011f869" officeooo:paragraph-rsid="00113c04"/>
    </style:style>
    <style:style style:name="P40" style:family="paragraph" style:parent-style-name="Standard">
      <style:text-properties style:font-name="Andale Mono" fo:font-weight="bold" officeooo:rsid="0015067a" officeooo:paragraph-rsid="0015067a" style:font-weight-asian="bold" style:font-weight-complex="bold"/>
    </style:style>
    <style:style style:name="P41" style:family="paragraph" style:parent-style-name="Standard">
      <style:text-properties style:font-name="Andale Mono" fo:font-weight="bold" officeooo:rsid="0015e867" officeooo:paragraph-rsid="0023ab7d" style:font-weight-asian="bold" style:font-weight-complex="bold"/>
    </style:style>
    <style:style style:name="P42" style:family="paragraph" style:parent-style-name="Standard">
      <style:text-properties style:font-name="Andale Mono" fo:font-weight="bold" officeooo:rsid="0013b1ed" officeooo:paragraph-rsid="0013b1ed" style:font-weight-asian="bold" style:font-weight-complex="bold"/>
    </style:style>
    <style:style style:name="P43" style:family="paragraph" style:parent-style-name="Standard">
      <style:text-properties style:font-name="Andale Mono" fo:font-weight="bold" officeooo:rsid="001a4497" officeooo:paragraph-rsid="001a4497" style:font-weight-asian="bold" style:font-weight-complex="bold"/>
    </style:style>
    <style:style style:name="P44" style:family="paragraph" style:parent-style-name="Standard">
      <style:text-properties style:font-name="Andale Mono" officeooo:rsid="0015067a" officeooo:paragraph-rsid="0015067a"/>
    </style:style>
    <style:style style:name="P45" style:family="paragraph" style:parent-style-name="Standard">
      <style:text-properties officeooo:rsid="000a337a" officeooo:paragraph-rsid="002defa3"/>
    </style:style>
    <style:style style:name="P46" style:family="paragraph" style:parent-style-name="Standard" style:master-page-name="">
      <style:paragraph-properties fo:keep-together="always" style:page-number="auto"/>
      <style:text-properties style:font-name="Andale Mono" fo:font-weight="bold" officeooo:rsid="001c5320" officeooo:paragraph-rsid="00257f1e" style:font-weight-asian="bold" style:font-weight-complex="bold"/>
    </style:style>
    <style:style style:name="P47" style:family="paragraph" style:parent-style-name="Standard" style:master-page-name="">
      <style:paragraph-properties fo:keep-together="always" style:page-number="auto"/>
      <style:text-properties style:font-name="Andale Mono" fo:font-weight="bold" officeooo:rsid="001c5320" officeooo:paragraph-rsid="001d3585" style:font-weight-asian="bold" style:font-weight-complex="bold"/>
    </style:style>
    <style:style style:name="P48" style:family="paragraph" style:parent-style-name="Standard" style:master-page-name="">
      <style:paragraph-properties fo:keep-together="always" style:page-number="auto"/>
      <style:text-properties style:font-name="Andale Mono" fo:font-weight="bold" officeooo:rsid="001d3585" officeooo:paragraph-rsid="00257f1e" style:font-weight-asian="bold" style:font-weight-complex="bold"/>
    </style:style>
    <style:style style:name="P49" style:family="paragraph" style:parent-style-name="Standard" style:master-page-name="">
      <style:paragraph-properties fo:keep-together="always" style:page-number="auto"/>
      <style:text-properties style:font-name="Andale Mono" fo:font-weight="bold" officeooo:rsid="0011f869" officeooo:paragraph-rsid="00113c04" style:font-weight-asian="bold" style:font-weight-complex="bold"/>
    </style:style>
    <style:style style:name="P50" style:family="paragraph" style:parent-style-name="Standard" style:master-page-name="">
      <style:paragraph-properties fo:keep-together="always" style:page-number="auto"/>
      <style:text-properties style:font-name="Andale Mono" fo:font-weight="bold" officeooo:rsid="0011f869" officeooo:paragraph-rsid="0023ab7d" style:font-weight-asian="bold" style:font-weight-complex="bold"/>
    </style:style>
    <style:style style:name="P51" style:family="paragraph" style:parent-style-name="Standard" style:master-page-name="">
      <style:paragraph-properties fo:keep-together="always" style:page-number="auto"/>
      <style:text-properties style:font-name="Andale Mono" fo:font-weight="bold" officeooo:rsid="0015067a" officeooo:paragraph-rsid="0023ab7d" style:font-weight-asian="bold" style:font-weight-complex="bold"/>
    </style:style>
    <style:style style:name="P52" style:family="paragraph" style:parent-style-name="Standard" style:master-page-name="">
      <style:paragraph-properties fo:keep-together="always" style:page-number="auto"/>
      <style:text-properties style:font-name="Andale Mono" fo:font-weight="bold" officeooo:rsid="001a4497" officeooo:paragraph-rsid="002c845e" style:font-weight-asian="bold" style:font-weight-complex="bold"/>
    </style:style>
    <style:style style:name="P53"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5067a" officeooo:paragraph-rsid="0015067a" style:font-size-asian="14pt" style:font-weight-asian="bold" style:font-size-complex="14pt" style:font-weight-complex="bold"/>
    </style:style>
    <style:style style:name="P54"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d3585" officeooo:paragraph-rsid="001d3585" style:font-size-asian="14pt" style:font-weight-asian="bold" style:font-size-complex="14pt" style:font-weight-complex="bold"/>
    </style:style>
    <style:style style:name="P55"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2c845e" officeooo:paragraph-rsid="002c845e" style:font-size-asian="14pt" style:font-weight-asian="bold" style:font-size-complex="14pt" style:font-weight-complex="bold"/>
    </style:style>
    <style:style style:name="P56"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fo:font-weight="bold" officeooo:rsid="0013b1ed" officeooo:paragraph-rsid="0013b1ed" style:font-size-asian="14pt" style:font-weight-asian="bold" style:font-size-complex="14pt" style:font-weight-complex="bold"/>
    </style:style>
    <style:style style:name="P57" style:family="paragraph" style:parent-style-name="Standard">
      <style:paragraph-properties fo:text-align="center" style:justify-single-word="false" fo:break-before="page"/>
      <style:text-properties style:font-name="Liberation Serif" fo:font-size="14pt" fo:font-style="normal" style:text-underline-style="solid" style:text-underline-width="auto" style:text-underline-color="font-color" fo:font-weight="bold" officeooo:rsid="001a65ef" officeooo:paragraph-rsid="002c845e" style:font-size-asian="14pt" style:font-style-asian="normal" style:font-weight-asian="bold" style:font-size-complex="14pt" style:font-style-complex="normal" style:font-weight-complex="bold"/>
    </style:style>
    <style:style style:name="P58" style:family="paragraph" style:parent-style-name="Standard" style:list-style-name="L2">
      <style:text-properties style:font-name="Liberation Serif" officeooo:rsid="0015e867" officeooo:paragraph-rsid="0015e867"/>
    </style:style>
    <style:style style:name="P59" style:family="paragraph" style:parent-style-name="Standard" style:list-style-name="L2">
      <style:text-properties style:font-name="Liberation Serif" officeooo:rsid="0016b573" officeooo:paragraph-rsid="0016b573"/>
    </style:style>
    <style:style style:name="P60" style:family="paragraph" style:parent-style-name="Standard" style:list-style-name="L2">
      <style:text-properties style:font-name="Liberation Serif" officeooo:rsid="0019a926" officeooo:paragraph-rsid="0019a926"/>
    </style:style>
    <style:style style:name="P61" style:family="paragraph" style:parent-style-name="Standard">
      <style:paragraph-properties fo:text-align="center" style:justify-single-word="false"/>
      <style:text-properties officeooo:rsid="00113c04" officeooo:paragraph-rsid="00113c04"/>
    </style:style>
    <style:style style:name="P62" style:family="paragraph" style:parent-style-name="Standard" style:list-style-name="L1" style:master-page-name="">
      <style:paragraph-properties fo:margin-top="0.05in" fo:margin-bottom="0.05in" style:contextual-spacing="false" style:page-number="auto"/>
      <style:text-properties officeooo:rsid="000e2b04" officeooo:paragraph-rsid="000e2b04"/>
    </style:style>
    <style:style style:name="P63" style:family="paragraph" style:parent-style-name="Standard" style:list-style-name="L1">
      <style:paragraph-properties fo:margin-top="0.05in" fo:margin-bottom="0.05in" style:contextual-spacing="false"/>
      <style:text-properties officeooo:rsid="000fd26a" officeooo:paragraph-rsid="0013b1ed"/>
    </style:style>
    <style:style style:name="P64" style:family="paragraph" style:parent-style-name="Standard" style:list-style-name="L1">
      <style:paragraph-properties fo:margin-top="0.05in" fo:margin-bottom="0.05in" style:contextual-spacing="false"/>
      <style:text-properties officeooo:rsid="000fd26a" officeooo:paragraph-rsid="000fd26a"/>
    </style:style>
    <style:style style:name="P65" style:family="paragraph" style:parent-style-name="Standard" style:list-style-name="L1">
      <style:paragraph-properties fo:margin-top="0.05in" fo:margin-bottom="0.05in" style:contextual-spacing="false"/>
      <style:text-properties officeooo:rsid="002c845e" officeooo:paragraph-rsid="002c845e"/>
    </style:style>
    <style:style style:name="P66" style:family="paragraph" style:parent-style-name="Standard" style:list-style-name="L1">
      <style:paragraph-properties fo:margin-top="0.05in" fo:margin-bottom="0.05in" style:contextual-spacing="false"/>
      <style:text-properties officeooo:rsid="00320f47" officeooo:paragraph-rsid="00320f47"/>
    </style:style>
    <style:style style:name="T1" style:family="text">
      <style:text-properties officeooo:rsid="000fd26a"/>
    </style:style>
    <style:style style:name="T2" style:family="text">
      <style:text-properties officeooo:rsid="00113c04"/>
    </style:style>
    <style:style style:name="T3" style:family="text">
      <style:text-properties officeooo:rsid="0013b1ed"/>
    </style:style>
    <style:style style:name="T4" style:family="text">
      <style:text-properties officeooo:rsid="0015067a"/>
    </style:style>
    <style:style style:name="T5" style:family="text">
      <style:text-properties officeooo:rsid="0019a926"/>
    </style:style>
    <style:style style:name="T6" style:family="text">
      <style:text-properties officeooo:rsid="0016b573"/>
    </style:style>
    <style:style style:name="T7" style:family="text">
      <style:text-properties officeooo:rsid="001a4497"/>
    </style:style>
    <style:style style:name="T8" style:family="text">
      <style:text-properties style:font-name="Andale Mono"/>
    </style:style>
    <style:style style:name="T9" style:family="text">
      <style:text-properties style:font-name="Andale Mono" officeooo:rsid="00200ab3"/>
    </style:style>
    <style:style style:name="T10" style:family="text">
      <style:text-properties style:font-name="Andale Mono" officeooo:rsid="0021d96b"/>
    </style:style>
    <style:style style:name="T11" style:family="text">
      <style:text-properties style:font-name="Andale Mono" fo:font-weight="normal" officeooo:rsid="0041e5e5" style:font-weight-asian="normal" style:font-weight-complex="normal"/>
    </style:style>
    <style:style style:name="T12" style:family="text">
      <style:text-properties style:font-name="Andale Mono" fo:font-weight="normal" officeooo:rsid="0027e11d" style:font-weight-asian="normal" style:font-weight-complex="normal"/>
    </style:style>
    <style:style style:name="T13" style:family="text">
      <style:text-properties style:font-name="Andale Mono" fo:font-weight="normal" officeooo:rsid="0028f41e" style:font-weight-asian="normal" style:font-weight-complex="normal"/>
    </style:style>
    <style:style style:name="T14" style:family="text">
      <style:text-properties style:font-name="Andale Mono" fo:font-weight="normal" officeooo:rsid="002a6482" style:font-weight-asian="normal" style:font-weight-complex="normal"/>
    </style:style>
    <style:style style:name="T15" style:family="text">
      <style:text-properties style:font-name="Andale Mono" officeooo:rsid="0023ab7d"/>
    </style:style>
    <style:style style:name="T16" style:family="text">
      <style:text-properties style:font-name="Andale Mono" officeooo:rsid="0013b1ed"/>
    </style:style>
    <style:style style:name="T17" style:family="text">
      <style:text-properties style:font-name="Andale Mono" officeooo:rsid="00257f1e"/>
    </style:style>
    <style:style style:name="T18" style:family="text">
      <style:text-properties style:font-name="Andale Mono" officeooo:rsid="002defa3"/>
    </style:style>
    <style:style style:name="T19" style:family="text">
      <style:text-properties style:font-name="Andale Mono" officeooo:rsid="005c4d6a"/>
    </style:style>
    <style:style style:name="T20" style:family="text">
      <style:text-properties officeooo:rsid="001a65ef"/>
    </style:style>
    <style:style style:name="T21" style:family="text">
      <style:text-properties officeooo:rsid="001acdf5"/>
    </style:style>
    <style:style style:name="T22" style:family="text">
      <style:text-properties officeooo:rsid="001c5320"/>
    </style:style>
    <style:style style:name="T23" style:family="text">
      <style:text-properties officeooo:rsid="001d758a"/>
    </style:style>
    <style:style style:name="T24" style:family="text">
      <style:text-properties officeooo:rsid="00200ab3"/>
    </style:style>
    <style:style style:name="T25" style:family="text">
      <style:text-properties officeooo:rsid="0021d96b"/>
    </style:style>
    <style:style style:name="T26" style:family="text">
      <style:text-properties officeooo:rsid="0023ab7d"/>
    </style:style>
    <style:style style:name="T27" style:family="text">
      <style:text-properties fo:font-style="italic" style:font-style-asian="italic" style:font-style-complex="italic"/>
    </style:style>
    <style:style style:name="T28" style:family="text">
      <style:text-properties fo:font-style="italic" officeooo:rsid="0023ab7d" style:font-style-asian="italic" style:font-style-complex="italic"/>
    </style:style>
    <style:style style:name="T29" style:family="text">
      <style:text-properties fo:font-style="italic" officeooo:rsid="001acdf5" style:font-style-asian="italic" style:font-style-complex="italic"/>
    </style:style>
    <style:style style:name="T30" style:family="text">
      <style:text-properties fo:font-style="italic" fo:font-weight="bold" officeooo:rsid="001c5320" style:font-style-asian="italic" style:font-weight-asian="bold" style:font-style-complex="italic" style:font-weight-complex="bold"/>
    </style:style>
    <style:style style:name="T31" style:family="text">
      <style:text-properties fo:font-style="italic" style:text-underline-style="none" fo:font-weight="normal" officeooo:rsid="0023ab7d" style:font-style-asian="italic" style:font-weight-asian="normal" style:font-style-complex="italic" style:font-weight-complex="normal"/>
    </style:style>
    <style:style style:name="T32" style:family="text">
      <style:text-properties officeooo:rsid="00245d1e"/>
    </style:style>
    <style:style style:name="T33" style:family="text">
      <style:text-properties officeooo:rsid="00257f1e"/>
    </style:style>
    <style:style style:name="T34" style:family="text">
      <style:text-properties officeooo:rsid="002620e7"/>
    </style:style>
    <style:style style:name="T35" style:family="text">
      <style:text-properties fo:font-weight="normal" style:font-weight-asian="normal" style:font-weight-complex="normal"/>
    </style:style>
    <style:style style:name="T36" style:family="text">
      <style:text-properties fo:font-weight="normal" officeooo:rsid="0027e11d" style:font-weight-asian="normal" style:font-weight-complex="normal"/>
    </style:style>
    <style:style style:name="T37" style:family="text">
      <style:text-properties style:font-name="Liberation Serif"/>
    </style:style>
    <style:style style:name="T38" style:family="text">
      <style:text-properties style:font-name="Liberation Serif" fo:font-weight="bold" officeooo:rsid="0027e11d" style:font-weight-asian="bold" style:font-weight-complex="bold"/>
    </style:style>
    <style:style style:name="T39" style:family="text">
      <style:text-properties style:font-name="Liberation Serif" fo:font-weight="normal" style:font-weight-asian="normal" style:font-weight-complex="normal"/>
    </style:style>
    <style:style style:name="T40" style:family="text">
      <style:text-properties style:font-name="Liberation Serif" fo:font-weight="normal" officeooo:rsid="0041e5e5" style:font-weight-asian="normal" style:font-weight-complex="normal"/>
    </style:style>
    <style:style style:name="T41" style:family="text">
      <style:text-properties style:font-name="Liberation Serif" fo:font-weight="normal" officeooo:rsid="0027e11d" style:font-weight-asian="normal" style:font-weight-complex="normal"/>
    </style:style>
    <style:style style:name="T42" style:family="text">
      <style:text-properties style:font-name="Liberation Serif" fo:font-weight="normal" officeooo:rsid="0028f41e" style:font-weight-asian="normal" style:font-weight-complex="normal"/>
    </style:style>
    <style:style style:name="T43" style:family="text">
      <style:text-properties style:font-name="Liberation Serif" fo:font-weight="normal" officeooo:rsid="002a6482" style:font-weight-asian="normal" style:font-weight-complex="normal"/>
    </style:style>
    <style:style style:name="T44" style:family="text">
      <style:text-properties officeooo:rsid="002a6482"/>
    </style:style>
    <style:style style:name="T4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6" style:family="text">
      <style:text-properties fo:font-size="14pt" style:text-underline-style="solid" style:text-underline-width="auto" style:text-underline-color="font-color" fo:font-weight="bold" officeooo:rsid="0013b1ed" style:font-size-asian="14pt" style:font-weight-asian="bold" style:font-size-complex="14pt" style:font-weight-complex="bold"/>
    </style:style>
    <style:style style:name="T47" style:family="text">
      <style:text-properties officeooo:rsid="002defa3"/>
    </style:style>
    <style:style style:name="T48" style:family="text">
      <style:text-properties officeooo:rsid="002e0541"/>
    </style:style>
    <style:style style:name="T49" style:family="text">
      <style:text-properties officeooo:rsid="002f098d"/>
    </style:style>
    <style:style style:name="T50" style:family="text">
      <style:text-properties officeooo:rsid="003036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avPack 5 Porting Guide For Developers</text:p>
      <text:p text:style-name="P1"/>
      <text:p text:style-name="P37">David Bryant</text:p>
      <text:p text:style-name="P37">November 20, 2016</text:p>
      <text:p text:style-name="P3"/>
      <text:p text:style-name="P3"/>
      <text:p text:style-name="P38">1.0 Introduction</text:p>
      <text:p text:style-name="P1"/>
      <text:p text:style-name="P2">Unlike the transition to WavPack 4, which was a complete rewrite <text:span text:style-name="T2">with a totally new API</text:span>, the transition to WavPack 5 is only an incremental step. Many new features and capabilities have been added, but for many common applications (e.g., CD archiving) these new features are probably irrelevant. <text:span text:style-name="T2">Therefore, </text:span>the legacy APIs are all retained and existing applications that worked with the previous version of the library will continue to work unmodified. It is only if the new features of WavPack are desired <text:span text:style-name="T2">by an application</text:span> will any modifications be required. This document will outline the new features introduced in WavPack 5 and <text:span text:style-name="T49">list</text:span> the new APIs, and <text:span text:style-name="T2">is intended </text:span>be used in conjunction with <text:span text:style-name="T26">the </text:span><text:span text:style-name="T31">WavPack 5 Library Documentation</text:span><text:span text:style-name="T26"> and the </text:span><text:span text:style-name="T15">wavpack.h</text:span><text:span text:style-name="T26"> header file</text:span>.</text:p>
      <text:p text:style-name="P2"/>
      <text:p text:style-name="P1"/>
      <text:p text:style-name="P38">2.0 New Features</text:p>
      <text:p text:style-name="P1"/>
      <text:p text:style-name="P1">The purpose of WavPack 5 was to eliminate the last nagging, artificial limitations that existed in the previous Wav<text:span text:style-name="T1">P</text:span>ack versions, and to introduce a few extra capabilities <text:span text:style-name="T2">that will</text:span> allow WavPack to serve as a “universal” lossless audio <text:span text:style-name="T1">format</text:span>. Specifically, those enhancements are:</text:p>
      <text:p text:style-name="P1"/>
      <text:list xml:id="list510189362022337751" text:style-name="L1">
        <text:list-item>
          <text:p text:style-name="P62">Eliminate the <text:span text:style-name="T2">2</text:span> GB size limit <text:span text:style-name="T2">for seekable WavPack files. Related to this on the application side is support for the RF64 extension of the WAV format that allows files over 4 GB.</text:span></text:p>
        </text:list-item>
        <text:list-item>
          <text:p text:style-name="P63">Increase the maximum number of samples in a seekable WavPack file from about 2^32 to about 2^40.</text:p>
        </text:list-item>
        <text:list-item>
          <text:p text:style-name="P63">Allow alternate file formats in addition to Microsoft WAV/<text:span text:style-name="T2">RF64</text:span> to be handled, including those with different <text:span text:style-name="T2">audio </text:span>data formats, such as big-endian <text:span text:style-name="T26">and signed bytes</text:span>. Currently <text:span text:style-name="T2">on the application side</text:span> this includes Apple's Core Audio Format and Sony's Wave64 format, <text:span text:style-name="T2">plus two DSD formats (see #5 below).</text:span></text:p>
        </text:list-item>
        <text:list-item>
          <text:p text:style-name="P64">Allow more flexible channel configurations, including reordered channels and channels not defined by the Microsoft channel mask.</text:p>
        </text:list-item>
        <text:list-item>
          <text:p text:style-name="P64">Add <text:span text:style-name="T2">two modes of </text:span>lossless compression <text:span text:style-name="T2">for</text:span> 1-bit PCM audio (also known as DSD). <text:span text:style-name="T2">On the application side this includes two new file formats (Philips DSDIFF and Sony's DSD Stream Format).</text:span></text:p>
        </text:list-item>
        <text:list-item>
          <text:p text:style-name="P65">Update the WavPack stream version from <text:span text:style-name="T8">0x407</text:span> to <text:span text:style-name="T8">0x410</text:span><text:span text:style-name="T37">, thereby making the “mono optimization” feature enabled by default. This has possible implications for very old decoders, specifically the one in WinZip.</text:span></text:p>
        </text:list-item>
        <text:list-item>
          <text:p text:style-name="P65">Add a block-level checksum to improve robustness with corrupt files. This has possible implications for streaming applications that might not provide verbatim blocks (Matroska).</text:p>
        </text:list-item>
        <text:list-item>
          <text:p text:style-name="P66">Add a “raw” mode decoder to simplify streaming applications, especially those involving Matroska streams containing “headerless” WavPack blocks.</text:p>
        </text:list-item>
      </text:list>
      <text:p text:style-name="P61"><text:soft-page-break/><text:span text:style-name="T45">3.0 </text:span><text:span text:style-name="T46">File </text:span><text:span text:style-name="T45">Size Limit</text:span></text:p>
      <text:p text:style-name="P3"/>
      <text:p text:style-name="P3">The 2 GB size limit for seekable WavPack files came from the original <text:span text:style-name="T8">WavpackStreamReader</text:span> callback functions that had 32-bit arguments. This has been replaced with a new set of callbacks that have 64-bit arguments where required, and also include the previously missing “truncate” and “close” functionalities. The new structure is:</text:p>
      <text:p text:style-name="P39"/>
      <text:p text:style-name="P49">typedef struct {<text:line-break/> <text:s text:c="2"/>int32_t (*read_bytes)(void *id, void *data, int32_t bcount);<text:line-break/> <text:s text:c="2"/>int32_t (*write_bytes)(void *id, void *data, int32_t bcount);<text:line-break/> <text:s text:c="2"/>int64_t (*get_pos)(void *id);<text:line-break/> <text:s text:c="2"/>int (*set_pos_abs)(void *id, int64_t pos);<text:line-break/> <text:s text:c="2"/>int (*set_pos_rel)(void *id, int64_t delta, int mode);<text:line-break/> <text:s text:c="2"/>int (*push_back_byte)(void *id, int c);<text:line-break/> <text:s text:c="2"/>int64_t (*get_length)(void *id);<text:line-break/> <text:s text:c="2"/>int (*can_seek)(void *id);<text:line-break/> <text:s text:c="2"/>int (*truncate_here)(void *id);<text:line-break/> <text:s text:c="2"/>int (*close)(void *id);<text:line-break/>} WavpackStreamReader64;<text:line-break/></text:p>
      <text:p text:style-name="P4">This structure is used in the new file open API:</text:p>
      <text:p text:style-name="P4"/>
      <text:p text:style-name="P50">WavpackContext *WavpackOpenFileInputEx64 (<text:line-break/> <text:s text:c="3"/>WavpackStreamReader64 *reader,<text:line-break/> <text:s text:c="3"/>void *wv_id,<text:line-break/> <text:s text:c="3"/>void *wvc_id,<text:line-break/> <text:s text:c="3"/>char *error,<text:line-break/> <text:s text:c="3"/>int flags,<text:line-break/> <text:s text:c="3"/>int norm_offset<text:line-break/>);<text:line-break/></text:p>
      <text:p text:style-name="P4">However, as mentioned above, the old API using the old callbacks is still available and <text:span text:style-name="T5">now provides a </text:span>translati<text:span text:style-name="T5">on layer</text:span> between the two interfaces. Of course, seeking within files over 2 GB cannot be handled without moving to the new structure.</text:p>
      <text:p text:style-name="P4"/>
      <text:p text:style-name="P4">Note that the new set of callbacks includes a “close” function that did not previously exist. <text:span text:style-name="T3">If provided, t</text:span>his callback is called for each file (wv and wvc) when <text:span text:style-name="T8">WavpackCloseFile()</text:span> is called. <text:span text:style-name="T3">If the application wants to handle closing the files itself, simply provide a </text:span><text:span text:style-name="T16">NULL</text:span><text:span text:style-name="T3"> pointer for this callback.</text:span></text:p>
      <text:p text:style-name="P4"/>
      <text:p text:style-name="P5">In addition, the function to obtain the total size of the WavPack file(s) was updated to handle large files:</text:p>
      <text:p text:style-name="P5"/>
      <text:p text:style-name="P42">int64_t WavpackGetFileSize64 (WavpackContext *wpc);</text:p>
      <text:p text:style-name="P7"/>
      <text:p text:style-name="P56">4.0 Number of Samples Limit</text:p>
      <text:p text:style-name="P5"/>
      <text:p text:style-name="P6">The existing sample count limit was probably sufficient for most applications, especially because it actually referred to frames of samples, which meant that multichannel files did not needlessly increase this number <text:span text:style-name="T4">(e.g., a</text:span>t 48 kHz <text:span text:style-name="T26">sampling rate</text:span>, 2^32 samples is enough for over 24 hours of audio, <text:span text:style-name="T26">regardless of the channel count or bit depth).</text:span></text:p>
      <text:p text:style-name="P6"/>
      <text:p text:style-name="P6"><text:span text:style-name="T26">However, because high sample rates are becoming more common (especially with DSD) and some people were using WavPack for non-audio applications (e.g., RF sampling), it was decided that eliminating this arbitrary limit would be potentially useful. There were two unused bytes in the WavPack header, and by incorporating these it was possible to increase the maximum sample count to almost 2^40, which should be sufficient (the </text:span><text:span text:style-name="T28">smallest</text:span><text:span text:style-name="T26"> possible WavPack file that could have 2^40 samples would be over 300 TB long).</text:span></text:p>
      <text:p text:style-name="P5"/>
      <text:p text:style-name="P8">Again, all the existing APIs still function and are sufficient for virtually any application, but these new APIs are provided to support the enhanced capabilities <text:span text:style-name="T26">(and should probably be migrated to over time)</text:span>:</text:p>
      <text:p text:style-name="P44"/>
      <text:p text:style-name="P40">int64_t WavpackGetNumSamples64 (WavpackContext *wpc);</text:p>
      <text:p text:style-name="P40">int64_t WavpackGetSampleIndex64 (WavpackContext *wpc);</text:p>
      <text:p text:style-name="P40">int WavpackSeekSample64 (WavpackContext *wpc, int64_t sample);</text:p>
      <text:p text:style-name="P40"/>
      <text:p text:style-name="P51">int WavpackSetConfiguration64 (<text:line-break/> <text:s text:c="3"/>WavpackContext *wpc,<text:line-break/> <text:s text:c="3"/>WavpackConfig *config,<text:line-break/> <text:s text:c="3"/>int64_t total_samples,<text:line-break/> <text:s text:c="3"/>const unsigned char *chan_ids<text:line-break/>);<text:line-break/></text:p>
      <text:p text:style-name="P41">#define MAX_WAVPACK_SAMPLES ((1LL &lt;&lt; 40) – 257)</text:p>
      <text:p text:style-name="P27"/>
      <text:p text:style-name="P53">5.0 Alternate File Formats</text:p>
      <text:p text:style-name="P8"/>
      <text:p text:style-name="P11">Previous version<text:span text:style-name="T32">s</text:span> of WavPack could only handle audio in the Microsoft Waveform Audio format (WAV). Of course, raw audio was supported, but even this was restricted to WAV audio <text:span text:style-name="T32">data </text:span>formatting (i.e., little-endian, <text:span text:style-name="T32">unsigned bytes</text:span>) and raw files would be restored to WAV files unless specifically overridden. The 4 GB limit of WAV files was solved by two competing new formats (RF64 and Wave64) and Apple created a new, very flexible format called Core Audio Format (CAF). <text:span text:style-name="T7">S</text:span>everal new items needed to be stored in WavPack files to accommodate <text:span text:style-name="T7">handling these additional input file formats:</text:span></text:p>
      <text:p text:style-name="P10"/>
      <text:list xml:id="list550678694755260484" text:style-name="L2">
        <text:list-item>
          <text:p text:style-name="P58">A numeric value indicating the source file format</text:p>
        </text:list-item>
        <text:list-item>
          <text:p text:style-name="P58">The source file's extension (we could no longer assume WAV)</text:p>
        </text:list-item>
        <text:list-item>
          <text:p text:style-name="P59">Information about non-WAV <text:span text:style-name="T32">data </text:span>formatting (e.g., big-endian, signed bytes, etc.)</text:p>
        </text:list-item>
        <text:list-item>
          <text:p text:style-name="P60">Possible channel reordering (CAF-specific “layouts”)</text:p>
        </text:list-item>
      </text:list>
      <text:p text:style-name="P12"/>
      <text:p text:style-name="P13">It was important that existing applications be able to decode and play the new files, but obviously there were limitations on how complete the support for them could be. For example, <text:span text:style-name="T6">we would not want an old decode</text:span>r<text:span text:style-name="T6"> to restore a CAF file's headers, but put </text:span>a .<text:span text:style-name="T20">WAV</text:span> extension on the file and <text:span text:style-name="T6">and store the audio data as little-endian even though the header indicated big-endian!</text:span></text:p>
      <text:p text:style-name="P13"/>
      <text:p text:style-name="P14">The solution to this is that headers and trailers for non-wav files are stored with a different metadata ID tha<text:span text:style-name="T32">n</text:span> regular WAV headers, <text:span text:style-name="T5">and old applications cannot access those headers. Also, the MD5 checksum for files that have modified data formats (e.g., big-endian, reordered channels) is stored with a different ID. Old applications will simply see a “raw” file, and may not be able to access the stored MD5, but otherwise will work fine.</text:span></text:p>
      <text:p text:style-name="P14"/>
      <text:p text:style-name="P15">A new flag <text:span text:style-name="T8">OPEN_ALT_TYPES</text:span> was added to the <text:span text:style-name="T8">WavpackOpenFileInput**</text:span> functions that indicates to the library that the application understands alternate file types and will use the following functions to obtain information about the file so that it can be restored (or MD5 summed) properly. Of course, most applications will not be concerned with this because <text:span text:style-name="T20">they </text:span>are generally interested in simply accessing the audio samples.</text:p>
      <text:p text:style-name="P15"/>
      <text:p text:style-name="P43">unsigned char WavpackGetFileFormat (WavpackContext *wpc);</text:p>
      <text:p text:style-name="P43">char *WavpackGetFileExtension (WavpackContext *wpc);</text:p>
      <text:p text:style-name="P43">int WavpackGetQualifyMode (WavpackContext *wpc);</text:p>
      <text:p text:style-name="P43"/>
      <text:p text:style-name="P52">uint32_t WavpackGetChannelLayout (<text:line-break/> <text:s text:c="3"/>WavpackContext *wpc,<text:line-break/> <text:s text:c="3"/>unsigned char *reorder<text:line-break/>);<text:line-break/></text:p>
      <text:p text:style-name="P57">6.0 Alternate Channel Configurations</text:p>
      <text:p text:style-name="P16"/>
      <text:p text:style-name="P16">Previous versions of WavPack honored the multichannel limitations of the Microsoft Waveform File Format. Specifically, that there are only 18 defined channel identities, and that the channels in a file matching those channels must <text:span text:style-name="T22">occur first in the file and </text:span>be in a specific order. <text:span text:style-name="T22">A</text:span> 32-bit channel mask identifies the channels present in a file. A file could contain unidentified (or unassigned) channels, but these <text:span text:style-name="T21">must be stored </text:span><text:span text:style-name="T29">after</text:span><text:span text:style-name="T21"> the defined channels, and there was no standard way of identifying these channels.</text:span></text:p>
      <text:p text:style-name="P16"/>
      <text:p text:style-name="P17">For compatibility sake I have decided to retain the rule that the 18 Microsoft channels must come first in the file (and in that order), but two new capabilities have been added to support the features of the CAF file format. <text:span text:style-name="T22">The first is that the channels may be reordered after decoding, either to match one of Core Audio's “layouts”, or to an arbitrary layout. Note that this reordering is only required if an attempt is made to restore the original CAF file or to verify the MD5 checksum stored in a file, and that <text:s/>reordering is performed by the application, </text:span><text:span text:style-name="T30">not the library</text:span><text:span text:style-name="T22">.</text:span></text:p>
      <text:p text:style-name="P17"/>
      <text:p text:style-name="P18">The second added capability is to allow non-Microsoft channels to have identities. These identities are numbered from 1 to 254, with 1-18 being the 18 Microsoft channels, <text:span text:style-name="T33">30 and 31 are reserved for the BWF “stereo downmix” (although I'm not sure that this has ever been used), </text:span>and other values reserved for Core Audio channels and some Adobe Amio channel identities, and some values still free for future use <text:span text:style-name="T33">(see </text:span><text:span text:style-name="T17">pack_utils.c</text:span><text:span text:style-name="T33"> for the current assignments)</text:span>. A value of 255 indicates a truly undefined channel. These channels so defined may be in any order, but must still be <text:span text:style-name="T27">after</text:span> the <text:span text:style-name="T33">ordered </text:span>Microsoft channels.</text:p>
      <text:p text:style-name="P18"/>
      <text:p text:style-name="P18">These new functions are related to the new channel support:</text:p>
      <text:p text:style-name="P18"/>
      <text:p text:style-name="P46">void WavpackGetChannelIdentities (<text:line-break/> <text:s text:c="3"/>WavpackContext *wpc,<text:line-break/> <text:s text:c="3"/>unsigned char *identities<text:line-break/>);<text:line-break/></text:p>
      <text:p text:style-name="P47">uint32_t WavpackGetChannelLayout (<text:line-break/> <text:s text:c="3"/>WavpackContext *wpc,<text:line-break/> <text:s text:c="3"/>unsigned char *reorder<text:line-break/>);<text:line-break/></text:p>
      <text:p text:style-name="P48">int WavpackSetConfiguration64 (<text:line-break/> <text:s text:c="3"/>WavpackContext *wpc,<text:line-break/> <text:s text:c="3"/>WavpackConfig *config,<text:line-break/> <text:s text:c="3"/>int64_t total_samples,<text:line-break/> <text:s text:c="3"/>const unsigned char *chan_ids<text:line-break/>);<text:line-break/></text:p>
      <text:p text:style-name="P48">int WavpackSetChannelLayout (<text:line-break/> <text:s text:c="3"/>WavpackContext *wpc,<text:line-break/> <text:s text:c="3"/>uint32_t layout_tag,<text:line-break/> <text:s text:c="3"/>const unsigned char *reorder<text:line-break/>);<text:line-break/></text:p>
      <text:p text:style-name="P54">7.0 DSD Audio Compression</text:p>
      <text:p text:style-name="P19"/>
      <text:p text:style-name="P19">Sony developed DSD (Direct Stream Digital) to maximize the quality of audio transfers of analog masters, and later Sony and Philips incorporated this technology into the SACD format as a replacement for the CD (whose patents were running out). The format never really caught on, and there are serious debates as to whether it really offers any audible advantage over standard 16/44 PCM audio, but many recordings have been made available in DSD and many audiophiles swear by it. Therefore, it seemed reasonable to include lossless compression of DSD audio in WavPack.</text:p>
      <text:p text:style-name="P19"/>
      <text:p text:style-name="P19">Unfortunately, none of the regular audio container formats easily accommodated 1-bit PCM, and so both Sony and Philips developed their own new formats for storing DSD. Both of these are now supported in WavPack. <text:span text:style-name="T23">The hybrid mode is not supported (DSD audio is always lossless in a single file), and there are only two modes: the default which is very fast and provides an average of about 45% data reduction, and a “high” mode that provides about 12% or so more compression, but requires considerably more CPU to encode and decode (although still not as much as the DST compression used in some SACDs).</text:span></text:p>
      <text:p text:style-name="P19"/>
      <text:p text:style-name="P20">From an application point of view under WavPack, DSD audio “samples” are actually <text:span text:style-name="T34">a byte of </text:span>8 consecutive 1-bit samples. That means, for example, that seeking can only be performed to an 8-sample boundary, and that functions to obtain the sample count in a file will actually be querying the number of sample “bytes” in the file. This was chosen to eliminate the strange situation where a seek would be performed to a “mid-byte” position and all samples retrieved after that would be shuffled around, and also because WavPack is actually storing DSD samples as bytes. This also means that the sample rate returned by <text:span text:style-name="T8">WavpackGetSampleRate()</text:span> is the number of <text:span text:style-name="T27">bytes</text:span> per second, not bits per second (however there is a new function <text:span text:style-name="T8">WavpackGetNativeSampleRate()</text:span> that avoids this but should only be used for reporting the sample rate to the user).</text:p>
      <text:p text:style-name="P20"/>
      <text:p text:style-name="P21">An application has three options for dealing with WavPack files containing DSD audio. The first is to do nothing, in which case WavPack will report an error when attempting to open such a file (the error is “not configured to handle DSD WavPack files!”). <text:span text:style-name="T49">This is what unmodified applications will see.</text:span></text:p>
      <text:p text:style-name="P21"/>
      <text:p text:style-name="P22">The <text:span text:style-name="T25">second</text:span> option is to include the flag <text:span text:style-name="T8">OPEN_</text:span><text:span text:style-name="T10">AS_PCM</text:span> when opening the WavPack file. In this case, the DSD file will be <text:span text:style-name="T24">appear as 24</text:span>-bit PCM, <text:span text:style-name="T25">and will automatically be decimated 8X during decoding. This allows applications that cannot natively handle DSD audio to do so. Note that this will still result in a very high sampling rate (352.8 kHz for DSD64) with lots of remaining quantization noise and <text:s/>should therefore be further down-sampled before use. This is how the WavPack Cool Edit and Audition filters and the winamp plugin handle DSD audio (the winamp plugin downsamples another 4x for playback while the Audition filters assume that the user will do this as they see fit). In this mode </text:span><text:span text:style-name="T10">WavpackGetBitsPerSample()</text:span><text:span text:style-name="T25"> returns 24 and </text:span><text:span text:style-name="T10">WavpackGetBytesPerSample()</text:span><text:span text:style-name="T25"> returns 3 when a DSD file is opened.</text:span></text:p>
      <text:p text:style-name="P22"/>
      <text:p text:style-name="P24">The <text:span text:style-name="T24">third</text:span> option is to include the flag <text:span text:style-name="T8">OPEN_DSD_</text:span><text:span text:style-name="T9">NATIVE</text:span> when opening the WavPack file. In this case, the DSD file will be <text:span text:style-name="T24">appear as 8</text:span>-bit PCM, <text:span text:style-name="T24">but each 8-bit PCM sample returned will actually be 8 consecutive 1-bit DSD samples, with the MSB being first temporally (same as DSDIFF). The channels are interleaved at the sample level (just like PCM) and these 8-bit DSD bytes are returned in the lower 8 bits of 32-bit integers (just like 8-bit PCM is returned). In this mode </text:span><text:span text:style-name="T10">WavpackGetBitsPerSample()</text:span><text:span text:style-name="T25"> returns 8 and </text:span><text:span text:style-name="T10">WavpackGetBytesPerSample()</text:span><text:span text:style-name="T25"> returns 1 when a DSD file is opened.</text:span></text:p>
      <text:p text:style-name="P24"/>
      <text:p text:style-name="P26"><text:soft-page-break/><text:span text:style-name="T44">A DSD file is detected from the application side by checking for either of the </text:span><text:span text:style-name="T11">QMODE_DSD_</text:span><text:span text:style-name="T14">x</text:span><text:span text:style-name="T11">SB_FIRST</text:span><text:span text:style-name="T40"> </text:span><text:span text:style-name="T39">bit</text:span><text:span text:style-name="T42">s being set in the </text:span><text:span text:style-name="T13">WavpackGetQualifyMode()</text:span><text:span text:style-name="T42"> </text:span><text:span text:style-name="T43">mask, whether or not conversion to PCM is performed.</text:span></text:p>
      <text:p text:style-name="P23"/>
      <text:p text:style-name="P25">The WavPack library does not contain a DSD encoder, so DSD must be provided natively, and this is done in the exact same format as decoding (8 bits of DSD audio contained in the lower bits of each 32-bit integer). To signal DSD audio, the application must set eit<text:span text:style-name="T35">her </text:span><text:span text:style-name="T36">the </text:span><text:span text:style-name="T11">QMODE_DSD_LSB_FIRST</text:span><text:span text:style-name="T40"> </text:span><text:span text:style-name="T41">or</text:span><text:span text:style-name="T12"> </text:span><text:span text:style-name="T11">QMODE_DSD_</text:span><text:span text:style-name="T12">M</text:span><text:span text:style-name="T11">SB_FIRST</text:span><text:span text:style-name="T40"> </text:span><text:span text:style-name="T41">bit in the </text:span><text:span text:style-name="T12">qmode</text:span><text:span text:style-name="T41"> field of the </text:span><text:span text:style-name="T12">WavpackContext</text:span><text:span text:style-name="T41"> structure and set </text:span><text:span text:style-name="T12">bytes_per_sample = 1</text:span><text:span text:style-name="T41"> and </text:span><text:span text:style-name="T12">bits_per_sample = 8.</text:span><text:span text:style-name="T41"> Again, keep in mind that for setting sample rate, number of samples, etc., the DSD “samples” are considered an 8-bit byte's worth of audio data. Also, setting </text:span><text:span text:style-name="T11">QMODE_DSD_LSB_FIRST</text:span><text:span text:style-name="T40"> </text:span><text:span text:style-name="T41">does </text:span><text:span text:style-name="T38">not</text:span><text:span text:style-name="T41"> affect how the WavPack library interprets the DSD bytes; this is there fo</text:span><text:span text:style-name="T42">r </text:span><text:span text:style-name="T41">information</text:span><text:span text:style-name="T42">al</text:span><text:span text:style-name="T41"> </text:span><text:span text:style-name="T42">purposes only (Sony's DSF files can have the data ordered either way, and we have to remember which it is).</text:span></text:p>
      <text:p text:style-name="P9"/>
      <text:p text:style-name="P55">8.0 WavPack Stream Version Update</text:p>
      <text:p text:style-name="P30"/>
      <text:p text:style-name="P45">The previous release of the library (4.80.0) generated by default a stream <text:span text:style-name="T47">version (</text:span><text:span text:style-name="T18">0x407</text:span><text:span text:style-name="T47">) </text:span>compatible with all decoders back to <text:span text:style-name="T47">WavPack </text:span>4.0. <text:span text:style-name="T47">I</text:span>f the <text:span text:style-name="T8">CONFIG_OPTIMIZE_MONO</text:span> flag was specified, <text:span text:style-name="T47">that encoder</text:span> would generate a newer stream version <text:span text:style-name="T47">(</text:span><text:span text:style-name="T18">0x410</text:span><text:span text:style-name="T47">) </text:span>that was not compatible with some very old decoders (before 4.3) <text:span text:style-name="T47">but would more efficiently encode stereo streams that were actually mono (kind of an edge case, but not unheard of)</text:span>.</text:p>
      <text:p text:style-name="P45"/>
      <text:p text:style-name="P45">For 5.0.0, the new stream is the default and the <text:span text:style-name="T8">CONFIG_OPTIMIZE_FLAG</text:span> is ignored (because that optimization is always active). <text:span text:style-name="T47">This is normally inconsequential, but</text:span> could cause trouble with very old decoders, specifically the decoder built into WinZip, but perhaps others.</text:p>
      <text:p text:style-name="P45"/>
      <text:p text:style-name="P45">To fix this, a new configuration flag was added called <text:span text:style-name="T8">CONFIG_COMPATIBLE_WRITE</text:span> which forces the older stream and, of course, disables <text:span text:style-name="T48">the </text:span>mono optimization. To make sure that no application unintentionally generates newer streams (e.g., <text:span text:style-name="T48">for </text:span>WinZip) this flag is <text:span text:style-name="T27">automatically</text:span> added when the legacy function <text:span text:style-name="T8">WavpackSetConfiguration()</text:span> is called. <text:span text:style-name="T47">But if an application is updated to use the new </text:span><text:span text:style-name="T18">WavpackSetConfiguration64()</text:span><text:span text:style-name="T47"> then this should be considered.</text:span></text:p>
      <text:p text:style-name="P31"/>
      <text:p text:style-name="P31"/>
      <text:p text:style-name="P28">9.0 WavPack Block Checksums</text:p>
      <text:p text:style-name="P33"/>
      <text:p text:style-name="P32">WavPack 5 adds a checksum to <text:span text:style-name="T48">the end of </text:span>each generated block, and this checksum is verified during decoding before a block is even parsed. This makes the format more robust to corrupt blocks and prevents even short bursts of noise <text:span text:style-name="T48">from appearing </text:span>when decoding damaged files. In virtually all situations this <text:span text:style-name="T48">is </text:span>transparent because <text:span text:style-name="T48">even the </text:span>old<text:span text:style-name="T48">est</text:span> decoders simply <text:span text:style-name="T48">ignore</text:span> the checksums.</text:p>
      <text:p text:style-name="P32"/>
      <text:p text:style-name="P34"><text:span text:style-name="T47">However, s</text:span>ome streaming formats (Matroska) remove <text:span text:style-name="T48">the header </text:span>of the WavPack blocks to store them more efficiently and then fail to restore all fields of the header <text:span text:style-name="T48">while</text:span> decoding. This was <text:span text:style-name="T48">of no consequence </text:span>in the past, but now th<text:span text:style-name="T48">ese “corrupt” blocks</text:span> will <text:span text:style-name="T48">fail the verification </text:span>checksums. To remedy this there is a new flag use<text:span text:style-name="T48">d</text:span> when opening files called <text:span text:style-name="T8">OPEN_NO_CHECKSUM</text:span> that <text:span text:style-name="T50">causes </text:span>the checksum verification <text:span text:style-name="T50">to be bypassed</text:span>. <text:span text:style-name="T48">For existing </text:span>streaming applications, the legacy function <text:span text:style-name="T8">WavpackOpenFileInputEx()</text:span> will <text:span text:style-name="T27">automatically</text:span> set the <text:span text:style-name="T8">OPEN_NO_CHECKSUM</text:span> flag if the <text:span text:style-name="T8">OPEN_STREAMING</text:span> flag is set, <text:span text:style-name="T48">and thereby circumvent this problem</text:span>. <text:span text:style-name="T47">But if a streaming application is updated to use the new </text:span><text:span text:style-name="T8">WavpackOpenFileInputEx</text:span><text:span text:style-name="T18">64()</text:span><text:span text:style-name="T47"> then this should be considered.</text:span></text:p>
      <text:p text:style-name="P34"/>
      <text:p text:style-name="P34"/>
      <text:p text:style-name="P29">10.0 Raw Mode Decoder</text:p>
      <text:p text:style-name="P35"/>
      <text:p text:style-name="P35">A couple of new functions have been added to make streaming applications simpler to implement, especially those that previously needed to reassemble WavPack blocks stored in Matroska streams that had their headers removed. See the description for <text:s/><text:span text:style-name="T19">WavpackOpenRawDecoder</text:span><text:span text:style-name="T8">()</text:span><text:span text:style-name="T37"> and</text:span><text:span text:style-name="T8"> WavpackGetNumSamplesInFrame()</text:span><text:span text:style-name="T37"> in the library documentation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0T19:49:54.561407653</meta:creation-date>
    <dc:date>2016-12-02T22:53:09.732415102</dc:date>
    <dc:creator>David Bryant</dc:creator>
    <meta:editing-duration>PT7M19S</meta:editing-duration>
    <meta:editing-cycles>12</meta:editing-cycles>
    <meta:generator>LibreOffice/4.2.8.2$Linux_X86_64 LibreOffice_project/420m0$Build-2</meta:generator>
    <meta:document-statistic meta:table-count="0" meta:image-count="0" meta:object-count="0" meta:page-count="8" meta:paragraph-count="73" meta:word-count="2765" meta:character-count="17816" meta:non-whitespace-character-count="15002"/>
  </office:meta>
</office:document-meta>
</file>